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96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4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1f1c1b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00">
      <style:table-cell-properties style:glyph-orientation-vertical="0" fo:border-bottom="0.74pt solid #1f1c1b" style:diagonal-bl-tr="none" style:diagonal-tl-br="none" style:text-align-source="fix" style:repeat-content="false" fo:wrap-option="no-wrap" fo:border-left="0.74pt solid #1f1c1b" style:direction="ltr" fo:padding="0.71mm" fo:border-right="none" style:rotation-angle="0" style:rotation-align="none" style:shrink-to-fit="false" fo:border-top="0.74pt solid #1f1c1b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1.76pt solid #1f1c1b" fo:background-color="#99cc00" style:diagonal-bl-tr="none" style:diagonal-tl-br="none" style:text-align-source="fix" style:repeat-content="false" fo:wrap-option="no-wrap" fo:border-left="1.76pt solid #1f1c1b" style:direction="ltr" fo:padding="0.71mm" fo:border-right="1.76pt solid #1f1c1b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1f1c1b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left" draw:textarea-vertical-align="top" fo:padding-top="1mm" fo:padding-bottom="1mm" fo:padding-left="1mm" fo:padding-right="1m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rect draw:z-index="0" draw:style-name="gr1" draw:text-style-name="P3" svg:width="159.12mm" svg:height="12.71mm" svg:x="0mm" svg:y="90.15mm">
            <text:p text:style-name="P1"><text:span text:style-name="T1">N</text:span><text:span text:style-name="T1">a</text:span><text:span text:style-name="T1"> </text:span><text:span text:style-name="T1">p</text:span><text:span text:style-name="T1">o</text:span><text:span text:style-name="T1">d</text:span><text:span text:style-name="T1">s</text:span><text:span text:style-name="T1">t</text:span><text:span text:style-name="T1">a</text:span><text:span text:style-name="T1">w</text:span><text:span text:style-name="T1">i</text:span><text:span text:style-name="T1">e</text:span><text:span text:style-name="T1"> </text:span><text:span text:style-name="T1">f</text:span><text:span text:style-name="T1">o</text:span><text:span text:style-name="T1">r</text:span><text:span text:style-name="T1">m</text:span><text:span text:style-name="T1">u</text:span><text:span text:style-name="T1">ł</text:span><text:span text:style-name="T1">y</text:span><text:span text:style-name="T1"> </text:span><text:span text:style-name="T1">z</text:span><text:span text:style-name="T1">a</text:span><text:span text:style-name="T1">w</text:span><text:span text:style-name="T1">a</text:span><text:span text:style-name="T1">r</text:span><text:span text:style-name="T1">t</text:span><text:span text:style-name="T1">e</text:span><text:span text:style-name="T1">j</text:span><text:span text:style-name="T1"> </text:span><text:span text:style-name="T1">w</text:span><text:span text:style-name="T1"> </text:span><text:span text:style-name="T1">k</text:span><text:span text:style-name="T1">o</text:span><text:span text:style-name="T1">m</text:span><text:span text:style-name="T1">ó</text:span><text:span text:style-name="T1">r</text:span><text:span text:style-name="T1">c</text:span><text:span text:style-name="T1">e</text:span><text:span text:style-name="T1"> </text:span><text:span text:style-name="T1">E</text:span><text:span text:style-name="T1">7</text:span><text:span text:style-name="T1">,</text:span><text:span text:style-name="T1"> </text:span><text:span text:style-name="T1">o</text:span><text:span text:style-name="T1">p</text:span><text:span text:style-name="T1">i</text:span><text:span text:style-name="T1">s</text:span><text:span text:style-name="T1">z</text:span><text:span text:style-name="T1"> </text:span><text:span text:style-name="T1">w</text:span><text:span text:style-name="T1"> </text:span><text:span text:style-name="T1">p</text:span><text:span text:style-name="T1">u</text:span><text:span text:style-name="T1">s</text:span><text:span text:style-name="T1">t</text:span><text:span text:style-name="T1">y</text:span><text:span text:style-name="T1">m</text:span><text:span text:style-name="T1"> </text:span><text:span text:style-name="T1">p</text:span><text:span text:style-name="T1">o</text:span><text:span text:style-name="T1">l</text:span><text:span text:style-name="T1">u</text:span><text:span text:style-name="T1"> </text:span><text:span text:style-name="T1">z</text:span><text:span text:style-name="T1">a</text:span><text:span text:style-name="T1">s</text:span><text:span text:style-name="T1">a</text:span><text:span text:style-name="T1">d</text:span><text:span text:style-name="T1">y</text:span><text:span text:style-name="T1"> </text:span><text:span text:style-name="T1">o</text:span><text:span text:style-name="T1">b</text:span><text:span text:style-name="T1">l</text:span><text:span text:style-name="T1">i</text:span><text:span text:style-name="T1">c</text:span><text:span text:style-name="T1">z</text:span><text:span text:style-name="T1">a</text:span><text:span text:style-name="T1">n</text:span><text:span text:style-name="T1">i</text:span><text:span text:style-name="T1">a</text:span></text:p>
            <text:p text:style-name="P2"><text:span text:style-name="T1">p</text:span><text:span text:style-name="T1">ł</text:span><text:span text:style-name="T1">a</text:span><text:span text:style-name="T1">c</text:span><text:span text:style-name="T1">y</text:span><text:span text:style-name="T1"> </text:span><text:span text:style-name="T1">z</text:span><text:span text:style-name="T1">a</text:span><text:span text:style-name="T1"> </text:span><text:span text:style-name="T1">n</text:span><text:span text:style-name="T1">a</text:span><text:span text:style-name="T1">d</text:span><text:span text:style-name="T1">g</text:span><text:span text:style-name="T1">o</text:span><text:span text:style-name="T1">d</text:span><text:span text:style-name="T1">z</text:span><text:span text:style-name="T1">i</text:span><text:span text:style-name="T1">n</text:span><text:span text:style-name="T1">y</text:span><text:span text:style-name="T1"> </text:span><text:span text:style-name="T1">w</text:span><text:span text:style-name="T1"> </text:span><text:span text:style-name="T1">p</text:span><text:span text:style-name="T1">e</text:span><text:span text:style-name="T1">w</text:span><text:span text:style-name="T1">n</text:span><text:span text:style-name="T1">e</text:span><text:span text:style-name="T1">j</text:span><text:span text:style-name="T1"> </text:span><text:span text:style-name="T1">f</text:span><text:span text:style-name="T1">i</text:span><text:span text:style-name="T1">r</text:span><text:span text:style-name="T1">m</text:span><text:span text:style-name="T1">i</text:span><text:span text:style-name="T1">e</text:span><text:span text:style-name="T1">.</text:span></text:p>
          </draw:rect>
          <draw:rect draw:z-index="1" draw:style-name="gr2" draw:text-style-name="P2" svg:width="102.07mm" svg:height="109.23mm" svg:x="176.8mm" svg:y="16.7mm">
            <text:p text:style-name="P2">Do obliczenia nadgodzin musimy użyć funkcji jeżeli.<text:line-break/>Jeżeli liczba przepracowanych nadgodzin jest mniejsza <text:line-break/>bądź równa ilość nadgodzin to musimy pomnożyć ilość<text:line-break/>przepracowanych nadgodzin przez stawkę. Natomiast<text:line-break/>gdy ta liczba jest większa to do ilorazu musimy dodać <text:line-break/>różnicę przepracowanych godzin od normy pomnożone<text:line-break/>przez stawkę i dodatek.</text:p>
          </draw:rect>
        </table:shapes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Algorytm obliczania płacy pracownika za przepracowane nadgodziny</text:p>
          </table:table-cell>
          <table:table-cell table:style-name="ce2" table:number-columns-repeated="4"/>
          <table:table-cell table:style-name="ce15" table:number-columns-repeated="2"/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8" office:value-type="string" calcext:value-type="string">
            <text:p>Opisz zasady obliczania nadgodzin:</text:p>
          </table:table-cell>
          <table:table-cell table:style-name="ce19" table:number-columns-repeated="3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2" table:number-rows-spanned="1">
            <text:p>liczba nadgodzin bez premii (norma)=</text:p>
          </table:table-cell>
          <table:covered-table-cell table:style-name="ce9"/>
          <table:table-cell table:style-name="ce13" office:value-type="float" office:value="30" calcext:value-type="float">
            <text:p>3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wielkość dodatku za ponadnormatywne nadgodziny (w procentach)</text:p>
          </table:table-cell>
          <table:covered-table-cell table:style-name="ce9"/>
          <table:table-cell table:style-name="ce14" office:value-type="percentage" office:value="0.5" calcext:value-type="percentage">
            <text:p>50%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stawka płacy za 1 nadgodzinę </text:p>
          </table:table-cell>
          <table:table-cell table:style-name="ce10" office:value-type="string" calcext:value-type="string">
            <text:p>s=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style-name="ce5"/>
          <table:table-cell table:style-name="ce17"/>
          <table:table-cell table:style-name="ce5"/>
          <table:table-cell table:number-columns-repeated="1017"/>
        </table:table-row>
        <table:table-row table:style-name="ro2">
          <table:table-cell table:style-name="ce4" office:value-type="string" calcext:value-type="string">
            <text:p>liczba przepracowanych nadgodzin</text:p>
          </table:table-cell>
          <table:table-cell table:style-name="ce10" office:value-type="string" calcext:value-type="string">
            <text:p>lng=</text:p>
          </table:table-cell>
          <table:table-cell table:style-name="ce13" office:value-type="float" office:value="40" calcext:value-type="float">
            <text:p>40</text:p>
          </table:table-cell>
          <table:table-cell table:style-name="ce15"/>
          <table:table-cell table:style-name="ce5" table:number-columns-repeated="3"/>
          <table:table-cell table:number-columns-repeated="1017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0" office:value-type="string" calcext:value-type="string">
            <text:p>płaca=</text:p>
          </table:table-cell>
          <table:table-cell table:style-name="ce16" table:formula="of:=IF([.$C$6]&lt;=[.$C$3];[.$C$6]*[.$C$5];[.$C$6]*[.$C$5]+([.$C$6]-[.$C$3])*[.$C$5]*([.$C$4]/1))" office:value-type="float" office:value="450" calcext:value-type="float">
            <text:p>450</text:p>
          </table:table-cell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5" table:number-columns-repeated="7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zielonym oznaczone są komórki, do których należy wpisać odpowiednie wartości</text:p>
          </table:table-cell>
          <table:table-cell table:style-name="ce12" table:number-columns-repeated="5"/>
          <table:table-cell table:style-name="ce5"/>
          <table:table-cell table:number-columns-repeated="1017"/>
        </table:table-row>
        <table:table-row table:style-name="ro4">
          <table:table-cell table:style-name="ce6" office:value-type="string" calcext:value-type="string">
            <text:p>- kolorem żółtym oznaczona jest komórka zawierająca formułę obliczającą żądaną wartość</text:p>
          </table:table-cell>
          <table:table-cell table:style-name="ce12" table:number-columns-repeated="5"/>
          <table:table-cell table:style-name="ce7"/>
          <table:table-cell table:number-columns-repeated="1017"/>
        </table:table-row>
        <table:table-row table:style-name="ro5" table:number-rows-repeated="2">
          <table:table-cell table:style-name="ce7" table:number-columns-repeated="7"/>
          <table:table-cell table:number-columns-repeated="1017"/>
        </table:table-row>
        <table:table-row table:style-name="ro5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odatek" table:base-cell-address="$Arkusz1.$C$4" table:cell-range-address="$Arkusz1.$C$4"/>
        <table:named-range table:name="ing" table:base-cell-address="$Arkusz1.$C$6" table:cell-range-address="$Arkusz1.$C$6"/>
        <table:named-range table:name="norma" table:base-cell-address="$Arkusz1.$C$3" table:cell-range-address="$Arkusz1.$C$3"/>
        <table:named-range table:name="stawka" table:base-cell-address="$Arkusz1.$C$5" table:cell-range-address="$Arkusz1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zł</number:text>
    </number:number-style>
    <number:number-style style:name="N11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3P2" style:volatile="true">
      <loext:text> </loext:text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complex="Arial CE" style:font-family-complex="'Arial C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08:04:59.13889901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zinka</meta:initial-creator>
    <meta:creation-date>2003-03-13T11:47:19</meta:creation-date>
    <dc:date>2018-04-05T08:46:31.277876323</dc:date>
    <meta:print-date>2003-03-13T12:37:37</meta:print-date>
    <meta:generator>LibreOffice/6.0.2.1$Linux_X86_64 LibreOffice_project/00m0$Build-1</meta:generator>
    <meta:editing-duration>PT32M5S</meta:editing-duration>
    <meta:editing-cycles>4</meta:editing-cycles>
    <meta:document-statistic meta:table-count="3" meta:cell-count="16" meta:object-count="2"/>
  </office:meta>
</office:document-meta>
</file>